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Gelir ve Giderle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Durum-id</text:p>
          </table:table-cell>
          <table:table-cell/>
          <table:table-cell office:value-type="string" calcext:value-type="string">
            <text:p>Duru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adi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ınan Kir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lir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erilen Kir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ide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d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aglik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glenc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Kisise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aksi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Ulasi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a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v ici Masraflari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k Geli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ig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17">
          <table:table-cell table:number-columns-repeated="7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arih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cıklama</text:p>
          </table:table-cell>
          <table:table-cell office:value-type="string" calcext:value-type="string">
            <text:p>Tutar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date" office:date-value="2023-12-23" calcext:value-type="date">
            <text:p>23.12.20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date" office:date-value="2023-12-24" calcext:value-type="date">
            <text:p>24.12.20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date" office:date-value="2023-12-25" calcext:value-type="date">
            <text:p>25.12.20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date" office:date-value="2023-12-26" calcext:value-type="date">
            <text:p>26.12.20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date" office:date-value="2023-12-27" calcext:value-type="date">
            <text:p>27.12.20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date" office:date-value="2023-12-28" calcext:value-type="date">
            <text:p>28.12.20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" office:value-type="date" office:date-value="2023-12-29" calcext:value-type="date">
            <text:p>29.12.20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" office:value-type="date" office:date-value="2023-12-30" calcext:value-type="date">
            <text:p>30.12.20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date" office:date-value="2023-12-31" calcext:value-type="date">
            <text:p>31.12.20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 office:value-type="date" office:date-value="2024-01-01" calcext:value-type="date">
            <text:p>01.01.20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" office:value-type="date" office:date-value="2024-01-02" calcext:value-type="date">
            <text:p>02.01.202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date" office:date-value="2024-01-03" calcext:value-type="date">
            <text:p>03.01.202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" office:value-type="date" office:date-value="2024-01-04" calcext:value-type="date">
            <text:p>04.01.202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formula="of:=([.F40]+[.F41]+[.F51])-[.F42:.F50]" office:value-type="string" office:string-value="" calcext:value-type="error">
            <text:p>#DEĞER!</text:p>
          </table:table-cell>
          <table:table-cell table:number-columns-repeated="6"/>
        </table:table-row>
        <table:table-row table:style-name="ro1">
          <table:table-cell table:formula="of:=([.F40]+[.F41]+[.F51])" office:value-type="float" office:value="65000" calcext:value-type="float">
            <text:p>65000</text:p>
          </table:table-cell>
          <table:table-cell table:number-columns-repeated="6"/>
        </table:table-row>
        <table:table-row table:style-name="ro1">
          <table:table-cell table:formula="of:=([.A56]-[.F42:.F50]-[.F39])" office:value-type="string" office:string-value="" calcext:value-type="error">
            <text:p>#DEĞER!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11:58:52.021000000</meta:creation-date>
    <dc:date>2024-02-20T13:05:37.360000000</dc:date>
    <meta:editing-duration>PT1H6M45S</meta:editing-duration>
    <meta:editing-cycles>1</meta:editing-cycles>
    <meta:document-statistic meta:table-count="1" meta:cell-count="123" meta:object-count="0"/>
    <meta:generator>LibreOffice/7.4.0.3$Windows_X86_64 LibreOffice_project/f85e47c08ddd19c015c0114a68350214f7066f5a</meta:generator>
  </office:meta>
</office:document-meta>
</file>